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V_5f_TABLE" style:display-name="CV_TABLE" style:family="table">
      <style:table-properties style:width="7.4806in" table:align="margins" style:writing-mode="lr-tb"/>
    </style:style>
    <style:style style:name="CV_5f_TABLE.A" style:display-name="CV_TABLE.A" style:family="table-column">
      <style:table-column-properties style:column-width="1.1549in" style:rel-column-width="10117*"/>
    </style:style>
    <style:style style:name="CV_5f_TABLE.B" style:display-name="CV_TABLE.B" style:family="table-column">
      <style:table-column-properties style:column-width="0.1736in" style:rel-column-width="1520*"/>
    </style:style>
    <style:style style:name="CV_5f_TABLE.C" style:display-name="CV_TABLE.C" style:family="table-column">
      <style:table-column-properties style:column-width="0.6757in" style:rel-column-width="5919*"/>
    </style:style>
    <style:style style:name="CV_5f_TABLE.D" style:display-name="CV_TABLE.D" style:family="table-column">
      <style:table-column-properties style:column-width="5.4764in" style:rel-column-width="47979*"/>
    </style:style>
    <style:style style:name="CV_5f_TABLE.A1.1" style:display-name="CV_TABLE.A1.1" style:family="table-column">
      <style:table-column-properties style:column-width="2.0042in" style:rel-column-width="17556*"/>
    </style:style>
    <style:style style:name="CV_5f_TABLE.A1.1.1" style:display-name="CV_TABLE.A1.1.1" style:family="table-cell">
      <style:table-cell-properties style:vertical-align="top" fo:padding-left="0in" fo:padding-right="0in" fo:padding-top="0.0194in" fo:padding-bottom="0.0194in" fo:border="none"/>
    </style:style>
    <style:style style:name="CV_5f_TABLE.D1.1" style:display-name="CV_TABLE.D1.1" style:family="table-column">
      <style:table-column-properties style:column-width="3.4653in" style:rel-column-width="30357*"/>
    </style:style>
    <style:style style:name="CV_5f_TABLE.D1.2" style:display-name="CV_TABLE.D1.2" style:family="table-column">
      <style:table-column-properties style:column-width="2.0118in" style:rel-column-width="17622*"/>
    </style:style>
    <style:style style:name="CV_5f_TABLE.14" style:display-name="CV_TABLE.14" style:family="table-row">
      <style:table-row-properties style:min-row-height="0.0771in"/>
    </style:style>
    <style:style style:name="CV_5f_TABLE.A17" style:display-name="CV_TABLE.A17" style:family="table-cell">
      <style:table-cell-properties style:vertical-align="top" fo:background-color="transparent" fo:padding-left="0in" fo:padding-right="0in" fo:padding-top="0.0194in" fo:padding-bottom="0.0194in" fo:border="none">
        <style:background-image/>
      </style:table-cell-properties>
    </style:style>
    <style:style style:name="CV_5f_TABLE.19" style:display-name="CV_TABLE.19" style:family="table-row">
      <style:table-row-properties style:min-row-height="0.0493in"/>
    </style:style>
    <style:style style:name="P1" style:family="paragraph" style:parent-style-name="CV_20_Footer_20_Right">
      <style:paragraph-properties fo:text-align="start" style:justify-single-word="false"/>
    </style:style>
    <style:style style:name="P2" style:family="paragraph" style:parent-style-name="CV_20_Normal">
      <style:paragraph-properties fo:text-align="start" style:justify-single-word="false"/>
      <style:text-properties style:font-name="Arial" fo:font-size="11pt"/>
    </style:style>
    <style:style style:name="P3" style:family="paragraph" style:parent-style-name="CV_20_Normal">
      <style:paragraph-properties fo:text-align="center" style:justify-single-word="false"/>
      <style:text-properties style:font-name="Arial" fo:font-size="11pt"/>
    </style:style>
    <style:style style:name="P4" style:family="paragraph" style:parent-style-name="CV_20_Normal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CV_20_Normal">
      <style:paragraph-properties fo:text-align="center" style:justify-single-word="false"/>
      <style:text-properties style:font-name="Arial Narrow1" fo:font-size="11pt"/>
    </style:style>
    <style:style style:name="P6" style:family="paragraph" style:parent-style-name="CV_20_Normal">
      <style:paragraph-properties fo:margin-left="0in" fo:margin-right="0.0783in" fo:text-indent="0in" style:auto-text-indent="false"/>
    </style:style>
    <style:style style:name="P7" style:family="paragraph" style:parent-style-name="CV_20_Normal">
      <style:paragraph-properties fo:margin-left="0in" fo:margin-right="0.0783in" fo:text-indent="0in" style:auto-text-indent="false"/>
      <style:text-properties style:font-name="Arial" fo:font-size="2pt" style:text-underline-style="none" style:font-size-asian="2pt" style:font-size-complex="2pt"/>
    </style:style>
    <style:style style:name="P8" style:family="paragraph" style:parent-style-name="CV_20_Normal">
      <style:paragraph-properties fo:margin-left="0in" fo:margin-right="0.0783in" fo:text-align="end" style:justify-single-word="false" fo:text-indent="0in" style:auto-text-indent="false"/>
      <style:text-properties style:font-name="Arial" fo:font-size="11pt" style:font-size-asian="11pt" style:font-size-complex="11pt"/>
    </style:style>
    <style:style style:name="P9" style:family="paragraph" style:parent-style-name="CV_20_Normal_20_-_20_First_20_Line">
      <style:paragraph-properties fo:margin-left="0in" fo:margin-right="0.0783in" fo:text-align="end" style:justify-single-word="false" fo:text-indent="0in" style:auto-text-indent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10" style:family="paragraph" style:parent-style-name="CV_20_Normal_20_-_20_First_20_Line">
      <style:paragraph-properties fo:margin-left="0in" fo:margin-right="0.0783in" fo:text-align="end" style:justify-single-word="false" fo:text-indent="0in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CV_20_Normal_20_-_20_First_20_Line">
      <style:paragraph-properties fo:margin-left="0in" fo:margin-right="0.0783in" fo:text-align="end" style:justify-single-word="false" fo:text-indent="0in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CV_20_Heading_20_1">
      <style:text-properties style:font-name="Arial" fo:font-size="11pt" style:font-size-asian="11pt" style:font-size-complex="11pt"/>
    </style:style>
    <style:style style:name="P13" style:family="paragraph" style:parent-style-name="CV_20_Heading_20_1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4" style:family="paragraph" style:parent-style-name="CV_20_Heading_20_1">
      <style:text-properties style:font-name="Arial" fo:font-size="11pt" style:font-size-asian="9.60000038146973pt" style:font-size-complex="11pt"/>
    </style:style>
    <style:style style:name="P15" style:family="paragraph" style:parent-style-name="CV_20_Heading_20_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CV_20_Heading_20_2_20_-_20_First_20_Line">
      <style:text-properties style:font-name="Arial"/>
    </style:style>
    <style:style style:name="P17" style:family="paragraph" style:parent-style-name="CV_20_Heading_20_2_20_-_20_First_20_Line">
      <style:text-properties style:font-name="Arial" fo:font-size="2pt" fo:font-weight="bold" style:font-size-asian="2pt" style:font-weight-asian="bold" style:font-size-complex="2pt" style:font-weight-complex="bold"/>
    </style:style>
    <style:style style:name="P18" style:family="paragraph" style:parent-style-name="CV_20_Heading_20_2_20_-_20_First_20_Line"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CV_20_Heading_20_2_20_-_20_First_20_Line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CV_20_Heading_20_2_20_-_20_First_20_Line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CV_20_Heading_20_2_20_-_20_First_20_Line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CV_20_Heading_20_3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3" style:family="paragraph" style:parent-style-name="CV_20_Spacer">
      <style:text-properties style:font-name="Arial"/>
    </style:style>
    <style:style style:name="P24" style:family="paragraph" style:parent-style-name="CV_20_Spacer">
      <style:text-properties style:font-name="Arial" fo:font-weight="normal" style:font-weight-asian="normal" style:font-weight-complex="normal"/>
    </style:style>
    <style:style style:name="P25" style:family="paragraph" style:parent-style-name="CV_20_Normal_20_-_20_First_20_Line">
      <style:text-properties style:font-name="Arial"/>
    </style:style>
    <style:style style:name="P26" style:family="paragraph" style:parent-style-name="CV_20_Normal_20_-_20_First_20_Line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CV_20_Normal_20_-_20_First_20_Line">
      <style:text-properties style:font-name="Arial" fo:font-size="2pt" fo:font-weight="normal" style:font-size-asian="2pt" style:font-weight-asian="normal" style:font-size-complex="2pt" style:font-weight-complex="normal"/>
    </style:style>
    <style:style style:name="P28" style:family="paragraph" style:parent-style-name="CV_20_Normal_20_-_20_First_20_Line">
      <style:paragraph-properties fo:text-align="center" style:justify-single-word="false"/>
      <style:text-properties style:font-name="Arial" fo:font-size="11pt" fo:background-color="transparent"/>
    </style:style>
    <style:style style:name="P29" style:family="paragraph" style:parent-style-name="CV_20_Normal_20_-_20_First_20_Line">
      <style:paragraph-properties fo:margin-left="0in" fo:margin-right="0.0783in" fo:text-align="start" style:justify-single-word="false" fo:text-indent="0.0783in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 style:list-style-name="L4">
      <style:paragraph-properties fo:margin-left="0.0783in" fo:margin-right="0in" fo:text-indent="-0.252in" style:auto-text-indent="false">
        <style:tab-stops/>
      </style:paragraph-properties>
    </style:style>
    <style:style style:name="P31" style:family="paragraph" style:parent-style-name="CV_20_Normal" style:master-page-name="CV_20_Page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32" style:family="paragraph" style:parent-style-name="CV_20_Normal" style:list-style-name="L1">
      <style:paragraph-properties fo:margin-left="0.0783in" fo:margin-right="0in" fo:text-indent="-0.252in" style:auto-text-indent="false">
        <style:tab-stops/>
      </style:paragraph-properties>
    </style:style>
    <style:style style:name="P33" style:family="paragraph" style:parent-style-name="CV_20_Normal" style:list-style-name="L2">
      <style:paragraph-properties fo:margin-left="0.0783in" fo:margin-right="0in" fo:text-indent="0.0957in" style:auto-text-indent="false">
        <style:tab-stops>
          <style:tab-stop style:position="0.148in"/>
        </style:tab-stops>
      </style:paragraph-properties>
    </style:style>
    <style:style style:name="P34" style:family="paragraph" style:parent-style-name="CV_20_Normal" style:list-style-name="L3">
      <style:paragraph-properties fo:margin-left="0.0783in" fo:margin-right="0in" fo:text-indent="-0.5665in" style:auto-text-indent="false">
        <style:tab-stops/>
      </style:paragraph-properties>
    </style:style>
    <style:style style:name="P35" style:family="paragraph" style:parent-style-name="CV_20_Normal" style:list-style-name="L5">
      <style:paragraph-properties fo:margin-left="0.0783in" fo:margin-right="0.0783in" fo:line-height="100%" fo:text-indent="0in" style:auto-text-indent="false"/>
      <style:text-properties style:font-name="Arial" fo:font-weight="normal" style:font-weight-asian="normal" style:font-weight-complex="normal"/>
    </style:style>
    <style:style style:name="P36" style:family="paragraph" style:parent-style-name="CV_20_Normal_20_-_20_First_20_Line" style:list-style-name="L1">
      <style:paragraph-properties fo:margin-left="0.0783in" fo:margin-right="0in" fo:text-indent="-0.252in" style:auto-text-indent="false">
        <style:tab-stops/>
      </style:paragraph-properties>
    </style:style>
    <style:style style:name="P37" style:family="paragraph" style:parent-style-name="CV_20_Normal_20_-_20_First_20_Line" style:list-style-name="L4">
      <style:paragraph-properties fo:margin-left="0.0783in" fo:margin-right="0in" fo:text-indent="-0.252in" style:auto-text-indent="false">
        <style:tab-stops/>
      </style:paragraph-properties>
      <style:text-properties style:font-name="Arial"/>
    </style:style>
    <style:style style:name="P38" style:family="paragraph" style:parent-style-name="CV_20_Normal_20_-_20_First_20_Line" style:list-style-name="L1">
      <style:paragraph-properties fo:margin-left="0.1043in" fo:margin-right="0.0783in" fo:text-indent="0.1736in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style:font-name="Arial" style:text-underline-style="none" fo:font-weight="bold" style:font-weight-asian="bold" style:font-weight-complex="bold"/>
    </style:style>
    <style:style style:name="T8" style:family="text">
      <style:text-properties style:font-name="Arial" style:text-underline-style="none" fo:font-weight="normal" style:font-weight-asian="normal" style:font-weight-complex="normal"/>
    </style:style>
    <style:style style:name="T9" style:family="text">
      <style:text-properties fo:font-variant="normal" fo:text-transform="none" fo:color="#000000" style:font-name="Arial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256in" fo:text-indent="-0.25in" fo:margin-left="0.5783in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256in" fo:text-indent="-0.2327in" fo:margin-left="0.756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256in" fo:text-indent="-0.25in" fo:margin-left="0.57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256in" fo:text-indent="-0.4055in" fo:margin-left="0.5in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otiejus Jakštys</text:p>
      <text:p text:style-name="P4"/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D"/>
        <table:table-row>
          <table:table-cell table:number-columns-spanned="3">
            <table:table table:is-sub-table="true">
              <table:table-column table:style-name="CV_5f_TABLE.A1.1"/>
              <table:table-row>
                <table:table-cell table:style-name="CV_5f_TABLE.A1.1.1" office:value-type="string">
                  <text:p text:style-name="P8">Vilnius, Lithuania</text:p>
                </table:table-cell>
              </table:table-row>
              <table:table-row>
                <table:table-cell table:style-name="CV_5f_TABLE.A1.1.1" office:value-type="string">
                  <text:p text:style-name="P8">(+370) 62951392</text:p>
                </table:table-cell>
              </table:table-row>
            </table:table>
          </table:table-cell>
          <table:covered-table-cell/>
          <table:covered-table-cell/>
          <table:table-cell>
            <table:table table:is-sub-table="true">
              <table:table-column table:style-name="CV_5f_TABLE.D1.1"/>
              <table:table-column table:style-name="CV_5f_TABLE.D1.2"/>
              <table:table-row>
                <table:table-cell table:style-name="CV_5f_TABLE.A1.1.1" office:value-type="string">
                  <text:p text:style-name="P5"><text:span text:style-name="T2">S</text:span><text:span text:style-name="T2">eptember 19, 1989 :: Lithuania</text:span><text:span text:style-name="T2">n</text:span></text:p>
                </table:table-cell>
                <table:table-cell table:style-name="CV_5f_TABLE.A1.1.1" office:value-type="string">
                  <text:p text:style-name="P2">Glasgow, United Kingdom</text:p>
                </table:table-cell>
              </table:table-row>
              <table:table-row>
                <table:table-cell table:style-name="CV_5f_TABLE.A1.1.1" office:value-type="string">
                  <text:p text:style-name="P5"><text:a xlink:type="simple" xlink:href="mailto:motiejus@jakstys.lt"><text:span text:style-name="T2">motiejus@jakstys.lt</text:span></text:a></text:p>
                </table:table-cell>
                <table:table-cell table:style-name="CV_5f_TABLE.A1.1.1" office:value-type="string">
                  <text:p text:style-name="P2">(+44) 7403592482</text:p>
                </table:table-cell>
              </table:table-row>
            </table:table>
          </table:table-cell>
        </table:table-row>
        <table:table-row>
          <table:table-cell table:style-name="CV_5f_TABLE.A1.1.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2" office:value-type="string">
            <text:p text:style-name="P13">Interested in:</text:p>
          </table:table-cell>
          <table:covered-table-cell/>
          <table:table-cell table:style-name="CV_5f_TABLE.A1.1.1" table:number-columns-spanned="2" office:value-type="string">
            <text:p text:style-name="P13">Real time Audio/Video processing, service reliability and automation engineering</text:p>
          </table:table-cell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  <text:p text:style-name="P23"/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2">Work experience</text:p>
          </table:table-cell>
          <table:table-cell table:style-name="CV_5f_TABLE.A1.1.1" table:number-columns-spanned="3" office:value-type="string">
            <text:list xml:id="list1252453204" text:style-name="L1">
              <text:list-item>
                <text:p text:style-name="P38"><text:span text:style-name="T3">9/2011–now: </text:span><text:span text:style-name="T4">University of Glasgow Students' Representative Council (SRC). Systems engineer. Responsibilities: enhancing server and networking infrastructure. Working on storage cluster and configuration automation for Xen VMs (using Chef). Focuses: automatic provisioning and recoveries.</text:span></text:p>
              </text:list-item>
              <text:list-item>
                <text:p text:style-name="P36"><text:span text:style-name="T3">7/2011–3/2012:</text:span><text:span text:style-name="T4"> Mano Numeris, UAB. Erlang software engineer. Business processes implementation using Erlang state machines. Key requirements: data integrity after possible failures and verifiability via testing. Skills: producing high quality, well documented and tested code.</text:span></text:p>
              </text:list-item>
              <text:list-item>
                <text:p text:style-name="P36"><text:span text:style-name="T3">8/2010–11/2011: </text:span><text:span text:style-name="T4">Idiles Systems, UAB. Python web developer and CTO. </text:span><text:span text:style-name="T4">Lead developer of </text:span><text:span text:style-name="T4">4-</text:span><text:span text:style-name="T4">5</text:span><text:span text:style-name="T4"> team. </text:span><text:span text:style-name="T4">Making decisions about system architecture. </text:span><text:span text:style-name="T4">I was the one </text:span><text:span text:style-name="T4">hand</text:span><text:span text:style-name="T4">ing </text:span><text:span text:style-name="T4">exceptional situations </text:span><text:span text:style-name="T4">(</text:span><text:span text:style-name="T4">interesting </text:span><text:span text:style-name="T4">deployment </text:span><text:span text:style-name="T4">scenarios</text:span><text:span text:style-name="T4">, </text:span><text:span text:style-name="T4">failed migrations, </text:span><text:span text:style-name="T4">server crashes</text:span><text:span text:style-name="T4">, ...</text:span><text:span text:style-name="T4">). </text:span><text:span text:style-name="T4">Major w</text:span><text:span text:style-name="T4">ork </text:span><text:span text:style-name="T4">on </text:span><text:a xlink:type="simple" xlink:href="http://www.befluentin.com/"><text:span text:style-name="T4">BeFluentIn</text:span></text:a><text:span text:style-name="T4"> </text:span><text:span text:style-name="T4">and</text:span><text:span text:style-name="T4"> </text:span><text:a xlink:type="simple" xlink:href="http://liveopenly.com/"><text:span text:style-name="T4">LiveOpenly</text:span></text:a><text:span text:style-name="T4">. Technologies: Django, Pylons, PostgreSQL, Javascript, GIT.</text:span></text:p>
              </text:list-item>
              <text:list-item>
                <text:p text:style-name="P36"><text:span text:style-name="T3">7/2009–9/2010:</text:span><text:span text:style-name="T2"> Jocom, UAB. Lithuanian based company doing GSM termination. Core systems developer and system administrator. Technologies: Linux (Debian, CentOS), FreeBSD, HA MySQL, virtualization solution in Xen and KVM with FreeBSD ZFS-based SAN. Exotic distributed gateway network administration built on customized OpenWRT and OpenVPN. Designed and implemented </text:span><text:a xlink:type="simple" xlink:href="http://github.com/Motiejus/SoundPatty"><text:span text:style-name="T2">SoundPatty</text:span></text:a><text:span text:style-name="T2"> </text:span><text:span text:style-name="T2">real-time audio recognition system </text:span><text:span text:style-name="T2">(C++) and inte</text:span><text:span text:style-name="T2">grated to Asterisk </text:span><text:span text:style-name="T2">(JACK </text:span><text:span text:style-name="T2">API</text:span><text:span text:style-name="T2">).</text:span></text:p>
              </text:list-item>
              <text:list-item>
                <text:p text:style-name="P32"><text:span text:style-name="T3">2007–2009:</text:span><text:span text:style-name="T2"> HealthyComp, Inc. </text:span><text:span text:style-name="T2">S</text:span><text:span text:style-name="T2">earch engine optimization engine (PHP, Django)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9">Programming</text:p>
          </table:table-cell>
          <table:table-cell table:style-name="CV_5f_TABLE.A1.1.1" table:number-columns-spanned="3" office:value-type="string">
            <text:list xml:id="list799225811" text:style-name="L2">
              <text:list-item>
                <text:p text:style-name="P33"><text:span text:style-name="T7">Python:</text:span><text:span text:style-name="T8"> since 2008. </text:span><text:span text:style-name="T8">W</text:span><text:span text:style-name="T8">ebsites and </text:span><text:span text:style-name="T8">other </text:span><text:span text:style-name="T8">programming</text:span><text:span text:style-name="T8"> </text:span><text:span text:style-name="T8">(</text:span><text:a xlink:type="simple" xlink:href="http://confident.lt/">confident.lt</text:a><text:span text:style-name="T8">, </text:span><text:a xlink:type="simple" xlink:href="https://github.com/Motiejus/django-webtopay">django-webtopay</text:a><text:span text:style-name="T8">, </text:span><text:span text:style-name="T8">work...</text:span><text:span text:style-name="T8">).</text:span></text:p>
              </text:list-item>
              <text:list-item>
                <text:p text:style-name="P33"><text:span text:style-name="T7">Erlang (PropEr, mochiweb, mnesia, ...):</text:span><text:span text:style-name="T8"> from 2011. Current employer.</text:span></text:p>
              </text:list-item>
              <text:list-item>
                <text:p text:style-name="P33"><text:span text:style-name="T7">C++: </text:span><text:span text:style-name="T8">O</text:span><text:span text:style-name="T8">lympiads </text:span><text:span text:style-name="T8">in Informatics</text:span><text:span text:style-name="T8"> from 2004. 2009</text:span><text:span text:style-name="T8">‒</text:span><text:span text:style-name="T8">2011: </text:span><text:a xlink:type="simple" xlink:href="http://github.com/Motiejus/SoundPatty">SoundPatty</text:a><text:span text:style-name="T8">.</text:span></text:p>
              </text:list-item>
              <text:list-item>
                <text:p text:style-name="P33"><text:span text:style-name="T7">Django, Pylons, </text:span><text:span text:style-name="T7">J</text:span><text:span text:style-name="T7">avascript</text:span><text:span text:style-name="T7">, </text:span><text:span text:style-name="T7">jQuery, HTML, CSS... </text:span><text:span text:style-name="T8">various </text:span><text:span text:style-name="T8">web development </text:span><text:span text:style-name="T8">projects</text:span><text:span text:style-name="T8"> 2005-2012.</text:span></text:p>
              </text:list-item>
              <text:list-item>
                <text:p text:style-name="P33"><text:span text:style-name="T7">Java: </text:span><text:span text:style-name="T8">since 2007.</text:span><text:span text:style-name="T8"> </text:span><text:span text:style-name="T8">Created d</text:span><text:span text:style-name="T8">istributed </text:span><text:a xlink:type="simple" xlink:href="https://github.com/Motiejus/ryanaid"><text:span text:style-name="T8">ryanair crawle</text:span></text:a><text:span text:style-name="T8">r </text:span><text:span text:style-name="T8">(on top of </text:span><text:span text:style-name="T8">S</text:span><text:span text:style-name="T8">elenium 2)</text:span><text:span text:style-name="T8">, </text:span><text:span text:style-name="T8">university projects.</text:span></text:p>
              </text:list-item>
              <text:list-item>
                <text:p text:style-name="P33"><text:span text:style-name="T7">Android:</text:span><text:span text:style-name="T8"> </text:span><text:span text:style-name="T8">since 2011: </text:span><text:span text:style-name="T8">Mobile Software Engineering </text:span><text:span text:style-name="T8">project</text:span><text:span text:style-name="T8">s</text:span><text:span text:style-name="T8"> at university.</text:span></text:p>
              </text:list-item>
              <text:list-item>
                <text:p text:style-name="P33"><text:span text:style-name="T7">C</text:span><text:span text:style-name="T7">:</text:span><text:span text:style-name="T8"> hobby Linux system programming </text:span><text:span text:style-name="T5">(</text:span><text:span text:style-name="T5">cat and mouse </text:span><text:span text:style-name="T5">game </text:span><text:span text:style-name="T5">with university </text:span><text:span text:style-name="T5">cluster </text:span><text:span text:style-name="T5">administrators</text:span><text:span text:style-name="T5">).</text:span></text:p>
              </text:list-item>
              <text:list-item>
                <text:p text:style-name="P33"><text:span text:style-name="T7">Ruby </text:span><text:span text:style-name="T7">on Rails</text:span><text:span text:style-name="T7"> </text:span><text:span text:style-name="T8">(</text:span><text:a xlink:type="simple" xlink:href="http://trool.org/">trool.org</text:a><text:span text:style-name="T8">), </text:span><text:span text:style-name="T7">Perl </text:span><text:span text:style-name="T8">(</text:span><text:a xlink:type="simple" xlink:href="https://github.com/Motiejus/Asterisk-perl-AMI">AMI library</text:a><text:span text:style-name="T8"> </text:span><text:span text:style-name="T8">and sysadmin scripts</text:span><text:span text:style-name="T8">)</text:span><text:span text:style-name="T8">, </text:span><text:span text:style-name="T7">PHP</text:span><text:span text:style-name="T8"> </text:span><text:span text:style-name="T8">(</text:span><text:a xlink:type="simple" xlink:href="https://github.com/Motiejus/licmail">licmail</text:a><text:span text:style-name="T8">)</text:span><text:span text:style-name="T8">, </text:span><text:span text:style-name="T7">Delphi</text:span><text:span text:style-name="T8">.</text:span></text:p>
              </text:list-item>
              <text:list-item>
                <text:p text:style-name="P33"><text:span text:style-name="T6">GIT: </text:span><text:span text:style-name="T5">from 2008.</text:span><text:span text:style-name="T5"> Really like this tool </text:span><text:span text:style-name="T5">and educate others to use it.</text:span></text:p>
              </text:list-item>
              <text:list-item>
                <text:p text:style-name="P33"><text:span text:style-name="T7">Test driven development. </text:span><text:span text:style-name="T8">I encourage tests-first development.</text:span></text:p>
              </text:list-item>
              <text:list-item>
                <text:p text:style-name="P33"><text:span text:style-name="T8">Interested in audio codecs, </text:span><text:span text:style-name="T8">sound </text:span><text:span text:style-name="T8">transport mechanisms</text:span><text:span text:style-name="T8">, </text:span><text:span text:style-name="T8">compression, </text:span><text:span text:style-name="T8">QoS</text:span><text:span text:style-name="T8">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1"><text:span text:style-name="T12">Systems</text:span> </text:p>
          </table:table-cell>
          <table:table-cell table:style-name="CV_5f_TABLE.A1.1.1" table:number-columns-spanned="3" office:value-type="string">
            <text:list xml:id="list820509846" text:style-name="L3">
              <text:list-item>
                <text:p text:style-name="P34"><text:span text:style-name="T6">Linux: </text:span><text:span text:style-name="T5">since </text:span><text:span text:style-name="T5">2006.</text:span><text:span text:style-name="T5"> </text:span><text:span text:style-name="T5">Very good at </text:span><text:span text:style-name="T5">Debia</text:span><text:span text:style-name="T5">n</text:span><text:span text:style-name="T5">, </text:span><text:span text:style-name="T5">very familiar with</text:span><text:span text:style-name="T5"> </text:span><text:span text:style-name="T5">Gentoo</text:span><text:span text:style-name="T5"> </text:span><text:span text:style-name="T5">and</text:span><text:span text:style-name="T5"> </text:span><text:span text:style-name="T5">OpenWRT. </text:span><text:span text:style-name="T5">Using a</text:span><text:span text:style-name="T5">ctively</text:span><text:span text:style-name="T5">.</text:span></text:p>
              </text:list-item>
              <text:list-item>
                <text:p text:style-name="P34"><text:span text:style-name="T6">FreeBSD: </text:span><text:span text:style-name="T5">ZFS-based SAN </text:span><text:span text:style-name="T5">solution implementations</text:span><text:span text:style-name="T5"> in JOCOM and SRC.</text:span></text:p>
              </text:list-item>
              <text:list-item>
                <text:p text:style-name="P34"><text:span text:style-name="T7">Xen, KVM, libvirt:</text:span><text:span text:style-name="T8"> </text:span><text:span text:style-name="T8">JOCOM and SRC.</text:span><text:span text:style-name="T8"> </text:span><text:span text:style-name="T8">Striving for automatic deployment </text:span><text:span text:style-name="T8">and </text:span><text:span text:style-name="T8">failure </text:span><text:span text:style-name="T8">recoveries.</text:span></text:p>
              </text:list-item>
              <text:list-item>
                <text:p text:style-name="P34"><text:span text:style-name="T7">N</text:span><text:span text:style-name="T7">etworking knowledge: </text:span><text:span text:style-name="T8">ipv4/ipv6 </text:span><text:span text:style-name="T8">r</text:span><text:span text:style-name="T8">outing, </text:span><text:span text:style-name="T9">IEEE 802.1Q</text:span><text:span text:style-name="T8">, iptable</text:span><text:span text:style-name="T8">s</text:span><text:span text:style-name="T8">, </text:span><text:span text:style-name="T8">xtables</text:span><text:span text:style-name="T8">, </text:span><text:span text:style-name="T8">openvpn, </text:span><text:span text:style-name="T8">bridg</text:span><text:span text:style-name="T8">ing</text:span><text:span text:style-name="T8">...</text:span></text:p>
              </text:list-item>
              <text:list-item>
                <text:p text:style-name="P34"><text:span text:style-name="T7">Chef:</text:span><text:span text:style-name="T8"> </text:span><text:span text:style-name="T8">r</text:span><text:span text:style-name="T8">ecently </text:span><text:span text:style-name="T8">(late 2011) </text:span><text:span text:style-name="T8">started </text:span><text:span text:style-name="T8">deploying in </text:span><text:span text:style-name="T8">my</text:span><text:span text:style-name="T8"> </text:span><text:span text:style-name="T8">own </text:span><text:span text:style-name="T8">servers.</text:span></text:p>
              </text:list-item>
              <text:list-item>
                <text:p text:style-name="P34"><text:span text:style-name="T6">Asterisk </text:span><text:span text:style-name="T5">1.2, 1.6. </text:span><text:span text:style-name="T5">customization and </text:span><text:span text:style-name="T5">RT </text:span><text:span text:style-name="T5">sound recognition application int</text:span><text:span text:style-name="T5">e</text:span><text:span text:style-name="T5">gration via JACK API.</text:span></text:p>
              </text:list-item>
              <text:list-item>
                <text:p text:style-name="P34"><text:span text:style-name="T6">MySQL, PostgreSQL, </text:span><text:span text:style-name="T6">CouchDB</text:span><text:span text:style-name="T6">:</text:span><text:span text:style-name="T5"> from 2005, </text:span><text:span text:style-name="T5">for everything.</text:span></text:p>
              </text:list-item>
              <text:list-item>
                <text:p text:style-name="P34"><text:span text:style-name="T5">Interested in automat</text:span><text:span text:style-name="T5">ic</text:span><text:span text:style-name="T5"> deployment, </text:span><text:span text:style-name="T5">scalable</text:span><text:span text:style-name="T5"> and self-recovering systems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4">Education</text:p>
          </table:table-cell>
          <table:table-cell table:style-name="CV_5f_TABLE.A1.1.1" table:number-columns-spanned="3" office:value-type="string">
            <text:list xml:id="list936635548" text:style-name="L4">
              <text:list-item>
                <text:p text:style-name="P30"><text:span text:style-name="T3">2010–2013:</text:span><text:span text:style-name="T2"> University of Glasgow, B</text:span><text:span text:style-name="T2">S</text:span><text:span text:style-name="T2">c of Mobile Software Engineering. Faster route.</text:span></text:p>
              </text:list-item>
              <text:list-item>
                <text:p text:style-name="P30"><text:span text:style-name="T3">2009</text:span><text:span text:style-name="T3">–</text:span><text:span text:style-name="T3">201</text:span><text:span text:style-name="T3">0</text:span><text:span text:style-name="T3">: </text:span><text:span text:style-name="T4">Vilnius University, Financial and Actuarial Mathematics (un</text:span><text:span text:style-name="T4">f</text:span><text:span text:style-name="T4">inished)</text:span></text:p>
              </text:list-item>
              <text:list-item>
                <text:p text:style-name="P37"><text:span text:style-name="T1">2004</text:span><text:span text:style-name="T1">–</text:span><text:span text:style-name="T1">2008:</text:span> Vilnius Lyceum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2">Olympiads, competitions</text:p>
          </table:table-cell>
          <table:table-cell table:style-name="CV_5f_TABLE.A1.1.1" table:number-columns-spanned="3" office:value-type="string">
            <text:list xml:id="list1601034581" text:style-name="L5">
              <text:list-item>
                <text:p text:style-name="P35">2008 2nd place in prof. J. Matulionis Junior mathematicians' competition.</text:p>
              </text:list-item>
              <text:list-item>
                <text:p text:style-name="P35">2008 2nd place Junior mathematicians' competition in Šiauliai university.</text:p>
              </text:list-item>
              <text:list-item>
                <text:p text:style-name="P35">2004, 2005 1'st place in Lithuania Olympiad in Informatics (Pascal)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CV_5f_TABLE.14">
          <table:table-cell table:style-name="CV_5f_TABLE.A1.1.1" office:value-type="string">
            <text:p text:style-name="P12">Languages</text:p>
          </table:table-cell>
          <table:table-cell table:style-name="CV_5f_TABLE.A1.1.1" table:number-columns-spanned="3" office:value-type="string">
            <text:p text:style-name="P15">Lithuanian: mother tongue, English: fluent, German: good, Russian: beginner.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8">Personal qualities</text:p>
          </table:table-cell>
          <table:table-cell table:style-name="CV_5f_TABLE.A1.1.1" table:number-columns-spanned="3" office:value-type="string">
            <text:p text:style-name="P20">I am more than happy to take a task and give it back once it's complete. I work alone easily and learn rapidly. I am considered being responsible, disciplined, well organized. <text:span text:style-name="T11">I love what I do.</text:span></text:p>
          </table:table-cell>
          <table:covered-table-cell/>
          <table:covered-table-cell/>
        </table:table-row>
        <table:table-row>
          <table:table-cell table:style-name="CV_5f_TABLE.A17" office:value-type="string">
            <text:p text:style-name="P16">Hobbies</text:p>
          </table:table-cell>
          <table:table-cell table:style-name="CV_5f_TABLE.A1.1.1" table:number-columns-spanned="3" office:value-type="string">
            <text:p text:style-name="P25">I enjoy being in nature; I often participate and organize hiking, cycling and hitch-hiking 2-5 day trips. Also o<text:span text:style-name="T10">rienteering sports. Lithuania ski orienteering champion in 2007.</text:span>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1">Driving</text:p>
          </table:table-cell>
          <table:table-cell table:style-name="CV_5f_TABLE.A1.1.1" table:number-columns-spanned="3" office:value-type="string">
            <text:p text:style-name="P26">Categories A and B</text:p>
          </table:table-cell>
          <table:covered-table-cell/>
          <table:covered-table-cell/>
        </table:table-row>
        <table:table-row table:style-name="CV_5f_TABLE.19">
          <table:table-cell table:style-name="CV_5f_TABLE.A1.1.1" office:value-type="string">
            <text:p text:style-name="P9"/>
          </table:table-cell>
          <table:table-cell table:style-name="CV_5f_TABLE.A1.1.1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9">Recommendations <text:span text:style-name="T10">(c</text:span><text:span text:style-name="T10">ontacts available upon request</text:span><text:span text:style-name="T10">)</text:span></text:p>
          </table:table-cell>
          <table:covered-table-cell/>
          <table:covered-table-cell/>
          <table:covered-table-cell/>
        </table:table-row>
        <table:table-row>
          <table:table-cell table:style-name="CV_5f_TABLE.A1.1.1" office:value-type="string">
            <text:p text:style-name="P10">Gavin Reynolds</text:p>
          </table:table-cell>
          <table:table-cell table:style-name="CV_5f_TABLE.A1.1.1" table:number-columns-spanned="3" office:value-type="string">
            <text:p text:style-name="P26">Employer at University of Glasgow Students' Representative Council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0">Bronius Skūpas</text:p>
          </table:table-cell>
          <table:table-cell table:style-name="CV_5f_TABLE.A1.1.1" table:number-columns-spanned="3" office:value-type="string">
            <text:p text:style-name="P26">Leader of Technical committee of International and Lithuanian Olympiads in Informatics.</text:p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 style:master-page-name="">
      <style:paragraph-properties fo:margin="100%" fo:margin-left="0.0783in" fo:margin-right="0.0783in" fo:text-align="end" style:justify-single-word="false" fo:text-indent="0in" style:auto-text-indent="false" style:page-number="auto" style:shadow="none">
        <style:tab-stops/>
      </style:paragraph-properties>
      <style:text-properties fo:font-size="14pt" fo:letter-spacing="0.0071in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="100%" fo:margin-left="0.0783in" fo:margin-right="0.0783in" fo:margin-top="0.0516in" fo:margin-bottom="0in" fo:text-align="end" style:justify-single-word="false" fo:text-indent="0in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in" fo:margin-bottom="0in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0516in" fo:margin-bottom="0in"/>
    </style:style>
    <style:style style:name="CV_20_Heading_20_3" style:display-name="CV Heading 3" style:family="paragraph" style:parent-style-name="Standard" style:next-style-name="Standard">
      <style:paragraph-properties fo:margin="100%" fo:margin-left="0.0783in" fo:margin-right="0.0783in" fo:margin-top="0in" fo:margin-bottom="0in" fo:text-align="end" style:justify-single-word="false" fo:text-indent="0in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0516in" fo:margin-bottom="0in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="100%" fo:margin-left="0.0783in" fo:margin-right="0.0783in" fo:text-align="end" style:justify-single-word="false" fo:text-indent="0in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="100%" fo:margin-left="0.0193in" fo:margin-right="0in" fo:text-align="center" style:justify-single-word="false" fo:text-indent="0in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="100%" fo:margin-left="0.0398in" fo:margin-right="0.0398in" fo:text-indent="0in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="100%" fo:margin-left="0.0398in" fo:margin-right="0.0398in" fo:margin-top="0in" fo:margin-bottom="0in" fo:text-align="center" style:justify-single-word="false" fo:text-indent="0in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="100%" fo:margin-left="0.0783in" fo:margin-right="0in" fo:text-align="start" style:justify-single-word="false" fo:text-indent="0in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="100%" fo:margin-left="0.0783in" fo:margin-right="0.0783in" fo:text-indent="0in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0516in" fo:margin-bottom="0in"/>
    </style:style>
    <style:style style:name="CV_20_Medium" style:display-name="CV Medium" style:family="paragraph" style:parent-style-name="CV_20_Major" style:class="extra">
      <style:paragraph-properties fo:margin="100%" fo:margin-left="0.0783in" fo:margin-right="0.0783in" fo:text-indent="0in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0516in" fo:margin-bottom="0in"/>
    </style:style>
    <style:style style:name="CV_20_Normal" style:display-name="CV Normal" style:family="paragraph" style:parent-style-name="CV_20_Medium" style:class="extra">
      <style:paragraph-properties fo:margin="100%" fo:margin-left="0.0783in" fo:margin-right="0.0783in" fo:text-indent="0in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0516in" fo:margin-bottom="0in"/>
    </style:style>
    <style:style style:name="CV_20_Footer_20_Left" style:display-name="CV Footer Left" style:family="paragraph" style:parent-style-name="Standard">
      <style:paragraph-properties fo:margin="100%" fo:margin-left="0in" fo:margin-right="0in" fo:text-align="end" style:justify-single-word="false" fo:text-indent="0.25in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V_20_Footer_20_Right">
      <style:paragraph-properties fo:text-align="start" style:justify-single-word="false"/>
    </style:style>
    <style:style style:name="MT1" style:family="text"/>
    <style:page-layout style:name="Mpm1">
      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543in" fo:margin-bottom="0.3819in" fo:margin-left="0.3937in" fo:margin-right="0.3937in" fo:background-color="transparent" style:writing-mode="lr-tb" style:layout-grid-color="#c0c0c0" style:layout-grid-lines="42" style:layout-grid-base-height="0.1945in" style:layout-grid-ruby-height="0.055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>
      <style:footer>
        <text:p text:style-name="MP1">For latest CV, see: <text:a xlink:type="simple" xlink:href="http://m.jakstys.lt/">http://m.jakstys.lt/</text:a></text:p>
      </style:footer>
    </style:master-page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13</meta:generator>
    <dc:title>Motiejus Jakštys Curriculum Vitae</dc:title>
    <meta:initial-creator>PHT</meta:initial-creator>
    <meta:creation-date>2005-01-21T11:29:00</meta:creation-date>
    <dc:date>2012-04-11T17:53:28</dc:date>
    <meta:print-date>2011-11-25T11:16:54</meta:print-date>
    <meta:editing-cycles>1618</meta:editing-cycles>
    <meta:editing-duration>P1DT5H9M4S</meta:editing-duration>
    <meta:keyword>Motiejus Jakštys</meta:keyword>
    <meta:document-statistic meta:table-count="1" meta:image-count="0" meta:object-count="0" meta:page-count="1" meta:paragraph-count="58" meta:word-count="610" meta:character-count="4455" meta:non-whitespace-character-count="3932"/>
    <meta:user-defined meta:name="Info 1"/>
    <meta:user-defined meta:name="Info 2"/>
    <meta:user-defined meta:name="Info 3"/>
    <meta:user-defined meta:name="Info 4"/>
  </office:meta>
</office:document-meta>
</file>